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GregorianCalendar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GregorianCalendar.setTime( int hour , int minute , int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GregorianCalendar.setTime( int hour , int minute , int second , BigDecimal fractio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GregorianCalendar.getMilliseco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GregorianCalendar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GregorianCalendar.setTime( int hour , int minute , int second , int milli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GregorianCalenda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